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B projektas</text:span></text:p>
      <text:p text:style-name="P1"><text:span text:style-name="T1">DVD nuomos<text:s/></text:span><text:span text:style-name="T2">į</text:span><text:span text:style-name="T3">mon</text:span><text:span text:style-name="T4">ė</text:span><text:span text:style-name="T5"/></text:p>
      <text:p text:style-name="P2"><text:span text:style-name="T5">DVD film</text:span><text:span text:style-name="T6">ų</text:span><text:span text:style-name="T7"><text:s/>nuomos<text:s/></text:span><text:span text:style-name="T8">į</text:span><text:span text:style-name="T9">mon</text:span><text:span text:style-name="T10">ė</text:span><text:span text:style-name="T11"><text:s/>nori laikyti informacij</text:span><text:span text:style-name="T12">ą</text:span><text:span text:style-name="T13"><text:s/>apie esamus punktus, juose nuomojamus filmus , darbuotojus bei klientus.</text:span></text:p>
      <text:p text:style-name="P2"><text:span text:style-name="T13">Reikalinga informacija:</text:span></text:p>
      <text:p text:style-name="P2"><text:span text:style-name="T13">nuomos punktai - adresas (miestas, gatv</text:span><text:span text:style-name="T14">ė</text:span><text:span text:style-name="T15">, numeris), esami ir i</text:span><text:span text:style-name="T16">š</text:span><text:span text:style-name="T17">nuomoti filmai bei j</text:span><text:span text:style-name="T18">ų</text:span><text:span text:style-name="T19"><text:s/>kiekis, darbuotojai ir vadybininkas;</text:span></text:p>
      <text:p text:style-name="P2"><text:span text:style-name="T19">filmai: data,<text:s/></text:span><text:span text:style-name="T20">ž</text:span><text:span text:style-name="T21">anras(-ai), aktoriai, re</text:span><text:span text:style-name="T22">ž</text:span><text:span text:style-name="T23">isierius;</text:span></text:p>
      <text:p text:style-name="P2"><text:span text:style-name="T23">darbuotojai: asmens kodas, vardas, pavard</text:span><text:span text:style-name="T24">ė</text:span><text:span text:style-name="T25">, kreipinys, adresas,<text:s/></text:span><text:span text:style-name="T26">į</text:span><text:span text:style-name="T27">sidarbinimo data;</text:span></text:p>
      <text:p text:style-name="P2"><text:span text:style-name="T27">klientai: asmens kodas, vardas, pavard</text:span><text:span text:style-name="T28">ė</text:span><text:span text:style-name="T29">, nuomos istorija.</text:span></text:p>
      <text:p text:style-name="P2"><text:span text:style-name="T29">Kita informacija - j</text:span><text:span text:style-name="T30">ū</text:span><text:span text:style-name="T31">s</text:span><text:span text:style-name="T32">ų</text:span><text:span text:style-name="T33"><text:s/>nuo</text:span><text:span text:style-name="T34">ž</text:span><text:span text:style-name="T35">i</text:span><text:span text:style-name="T36">ū</text:span><text:span text:style-name="T37">ra. Sudarykite tokios duomen</text:span><text:span text:style-name="T38">ų</text:span><text:span text:style-name="T39"><text:s/>baz</text:span><text:span text:style-name="T40">ė</text:span><text:span text:style-name="T41">s projekt</text:span><text:span text:style-name="T42">ą</text:span><text:span text:style-name="T43">.</text:span></text:p>
      <text:p text:style-name="P2"><text:span text:style-name="T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